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32"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4" calcext:value-type="float">
            <text:p>14</text:p>
          </table:table-cell>
          <table:table-cell table:style-name="ce41" table:number-columns-repeated="2"/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Обучение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.00.0000</text:date>, <text:time style:data-style-name="N2" text:time-value="22:00:38.9822024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0-26T00:02:55.316967683</dc:date>
    <meta:editing-duration>P78DT20H27M25S</meta:editing-duration>
    <meta:editing-cycles>406</meta:editing-cycles>
    <meta:document-statistic meta:table-count="4" meta:cell-count="476" meta:object-count="0"/>
  </office:meta>
</office:document-meta>
</file>